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3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4" style:family="table-cell">
      <style:table-cell-properties fo:border="0.0007in solid #999999" fo:padding="0.0382in"/>
    </style:style>
    <style:style style:name="Table4" style:family="table">
      <style:table-properties table:align="margins" fo:margin-left="-0.0083in" fo:margin-right="0in" style:may-break-between-rows="false" style:width="6.6785in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0.75in" style:rel-column-width="7359*"/>
    </style:style>
    <style:style style:name="Table4.E" style:family="table-column">
      <style:table-column-properties style:column-width="1.2604in" style:rel-column-width="12368*"/>
    </style:style>
    <style:style style:name="Table4.F" style:family="table-column">
      <style:table-column-properties style:column-width="1.3243in" style:rel-column-width="12997*"/>
    </style:style>
    <style:style style:name="Table4.1" style:family="table-row">
      <style:table-row-properties fo:keep-together="always" style:keep-together="false"/>
    </style:style>
    <style:style style:name="Table4.A1" style:family="table-cell">
      <style:table-cell-properties fo:border="none" fo:padding="0.0382in"/>
    </style:style>
    <style:style style:name="Table4.D3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normal" style:font-weight-complex="normal" fo:color="#000000" style:font-weight-asian="normal"/>
    </style:style>
    <style:style style:name="P10" style:parent-style-name="Table_20_Contents" style:family="paragraph">
      <style:paragraph-properties style:justify-single-word="false" fo:text-align="center"/>
      <style:text-properties fo:color="#000000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3" style:parent-style-name="Table_20_Contents" style:family="paragraph">
      <style:text-properties fo:color="#000000"/>
    </style:style>
    <style:style style:name="P14" style:parent-style-name="Table_20_Contents" style:family="paragraph">
      <style:text-properties fo:font-weight="bold" style:font-weight-complex="bold" fo:color="#000000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0000"/>
    </style:style>
    <style:style style:name="P16" style:parent-style-name="Table_20_Contents" style:family="paragraph">
      <style:text-properties style:text-underline-color="font-color" style:text-underline-type="double" style:text-underline-style="solid" style:text-underline-width="auto"/>
    </style:style>
    <style:style style:name="P17" style:parent-style-name="Table_20_Contents" style:family="paragraph">
      <style:paragraph-properties style:justify-single-word="false" fo:text-align="center"/>
    </style:style>
    <style:style style:name="T1" style:family="text">
      <style:text-properties style:text-underline-color="font-color" style:text-underline-type="double" style:text-underline-style="solid" style:text-underline-width="auto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9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WHIMPRINT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F. DI BENEDETTO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13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referete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4">
data ordine
</text:p>
          </table:table-cell>
          <table:table-cell office:value-type="string" table:style-name="Table1.A1">
            <text:p text:style-name="P14">
n. ordine
</text:p>
          </table:table-cell>
          <table:table-cell office:value-type="string" table:style-name="Table1.A1">
            <text:p text:style-name="P14">
job nr.
</text:p>
          </table:table-cell>
          <table:table-cell office:value-type="string" table:number-columns-spanned="4" table:style-name="Table1.A1">
            <text:p text:style-name="P14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22/02/2010
</text:p>
          </table:table-cell>
          <table:table-cell office:value-type="string" table:style-name="Table1.A11">
            <text:p text:style-name="Table_20_Contents">
007/2010
</text:p>
          </table:table-cell>
          <table:table-cell office:value-type="string" table:style-name="Table1.A11">
            <text:p text:style-name="Table_20_Contents">
009/2010
</text:p>
          </table:table-cell>
          <table:table-cell office:value-type="string" table:number-columns-spanned="4" table:style-name="Table1.D11">
            <text:p text:style-name="Table_20_Contents">
Pipo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4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Acqua fresca  €200,00/Cad.
</text:p>
          </table:table-cell>
          <table:table-cell office:value-type="string" table:style-name="Table2.B2">
            <text:p text:style-name="P7">
€200,00
</text:p>
          </table:table-cell>
        </table:table-row>
        <table:table-row>
          <table:table-cell office:value-type="string" table:style-name="Table2.A2">
            <text:p text:style-name="Table_20_Contents">
n. 1  Executive document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1  Color proof  A4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150.000  OPTION B2: 4/1C, 200 gr art and opaque paper, glossy plasticization, socket punch and press of the random code on the back, plus scratchoff, size 20x8 cm  €0,04/Cad.
</text:p>
          </table:table-cell>
          <table:table-cell office:value-type="string" table:style-name="Table2.B2">
            <text:p text:style-name="P7">
€6.660,00
</text:p>
          </table:table-cell>
        </table:table-row>
        <table:table-row>
          <table:table-cell office:value-type="string" table:style-name="Table2.A4">
            <text:p text:style-name="P11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6.8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30 giorn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F3">
            <text:p text:style-name="Table_20_Contents">
12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number-columns-spanned="3" table:style-name="Table4.A1">
            <text:p text:style-name="P10">
FIRMA
</text:p>
          </table:table-cell>
          <table:covered-table-cell/>
          <table:covered-table-cell/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number-columns-spanned="3" table:style-name="Table4.D3">
            <text:p text:style-name="Table_20_Contents"/>
          </table:table-cell>
          <table:covered-table-cell/>
          <table:covered-table-cell/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number-columns-spanned="3" table:style-name="Table4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6:14:02</dc:date>
    <meta:editing-cycles>292</meta:editing-cycles>
    <meta:editing-duration>PT87H35M33S</meta:editing-duration>
    <meta:document-statistic meta:table-count="4" meta:image-count="4" meta:object-count="0" meta:page-count="1" meta:paragraph-count="43" meta:word-count="74" meta:character-count="920"/>
    <meta:user-defined meta:name="Info 1"/>
    <meta:user-defined meta:name="Info 2"/>
    <meta:user-defined meta:name="Info 3"/>
    <meta:user-defined meta:name="Info 4"/>
  </office:meta>
</office:document-meta>
</file>